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cecec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9cm" svg:height="2.54cm" svg:x="3.54cm" svg:y="4.175cm">
          <text:list text:style-name="L1">
            <text:list-item>
              <text:p text:style-name="P1"><text:s/>Homepage</text:p>
            </text:list-item>
            <text:list-item>
              <text:p text:style-name="P1"><text:s/>About Us</text:p>
            </text:list-item>
            <text:list-item>
              <text:p text:style-name="P1"><text:s/>Hours of Operation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3.213cm">
          <draw:text-box>
            <text:p>sfSympalPage</text:p>
          </draw:text-box>
        </draw:frame>
        <draw:custom-shape draw:style-name="gr1" draw:text-style-name="P1" draw:layer="layout" svg:width="8.89cm" svg:height="2.54cm" svg:x="3.54cm" svg:y="8.275cm">
          <text:list text:style-name="L1">
            <text:list-item>
              <text:p text:style-name="P1"><text:s/>New Location</text:p>
            </text:list-item>
            <text:list-item>
              <text:p text:style-name="P1"><text:s/>Special Party this Friday</text:p>
            </text:list-item>
            <text:list-item>
              <text:p text:style-name="P1"><text:s/>Introducing the Chef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7.313cm">
          <draw:text-box>
            <text:p>sfSympalBlogPost</text:p>
          </draw:text-box>
        </draw:frame>
        <draw:custom-shape draw:style-name="gr1" draw:text-style-name="P1" draw:layer="layout" svg:width="8.89cm" svg:height="2.54cm" svg:x="3.54cm" svg:y="12.475cm">
          <text:list text:style-name="L1">
            <text:list-item>
              <text:p text:style-name="P1"><text:s/>Breakfast Menu</text:p>
            </text:list-item>
            <text:list-item>
              <text:p text:style-name="P1"><text:s/>Lunch Menu</text:p>
            </text:list-item>
            <text:list-item>
              <text:p text:style-name="P1"><text:s/>Dinner Menu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layer="layout" svg:width="8.89cm" svg:height="0.962cm" svg:x="3.54cm" svg:y="11.513cm">
          <draw:text-box>
            <text:p>sfSympalMenuP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yan </meta:initial-creator>
    <meta:creation-date>2010-04-10T11:50:13</meta:creation-date>
    <dc:date>2010-04-10T18:26:24</dc:date>
    <dc:creator>Ryan </dc:creator>
    <meta:editing-duration>PT00H41M03S</meta:editing-duration>
    <meta:editing-cycles>9</meta:editing-cycles>
    <meta:generator>OpenOffice.org/3.1$Unix OpenOffice.org_project/310m19$Build-9420</meta:generator>
    <meta:document-statistic meta:object-count="6"/>
  </office:meta>
</office:document-meta>
</file>